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insert( String key , char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rator.up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ernaryTree.fin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.Item( char p ,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compact( CharVector kx , TernaryTree map , char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naryTree.strcpy( char [ ] dst , int di , char [ ] src , int s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pri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strcmp( String str , char [ ] a , int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naryTree.insert( char p , char [ ] key , int start , char v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tem.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naryTre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strlen( char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naryTre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find( char [ ] key , int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rnaryTree.know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trimTo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naryTree.strlen( char [ ] a , int 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naryTree.redimNodeArrays( int new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naryTree.strcmp( char [ ] a , int startA , char [ ] b , int start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Ternary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insertBalanced( String [ ] k , char [ ] v , int offset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rnaryTree.insert( char [ ] key , int start , char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naryTree.bal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